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99ccff" draw:opacity="50%" draw:textarea-horizontal-align="justify" draw:textarea-vertical-align="middle" draw:auto-grow-height="false" fo:min-height="1.377cm" fo:min-width="3.107cm"/>
    </style:style>
    <style:style style:name="gr2" style:family="graphic" style:parent-style-name="standard">
      <style:graphic-properties draw:opacity="38%" draw:textarea-horizontal-align="justify" draw:textarea-vertical-align="middle" draw:auto-grow-height="false" fo:min-height="1.25cm" fo:min-width="3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-color="#99ccff" draw:opacity="50%" draw:textarea-horizontal-align="justify" draw:textarea-vertical-align="middle" draw:auto-grow-height="false" fo:min-height="1.518cm" fo:min-width="3.3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1.01cm" fo:min-width="3.278cm"/>
    </style:style>
    <style:style style:name="gr7" style:family="graphic" style:parent-style-name="standard">
      <style:graphic-properties draw:opacity="40%" draw:textarea-horizontal-align="justify" draw:textarea-vertical-align="middle" draw:auto-grow-height="false" fo:min-height="1.75cm" fo:min-width="5.5cm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1.01cm" fo:min-width="3.6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 draw:opacity="50%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ccff" draw:opacity="50%"/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opacity="4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101cm" svg:height="2.299cm" svg:x="7.7cm" svg:y="1.2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7.5cm" svg:height="3cm" svg:x="6.6cm" svg:y="10.7cm">
          <text:p text:style-name="P1">b &lt; a +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35cm" svg:y1="13.7cm" svg:x2="10.4cm" svg:y2="16.6cm" draw:start-shape="id1" draw:start-glue-point="6" draw:end-shape="id2" draw:end-glue-point="5" svg:d="M10350 13700l50 2900" svg:viewBox="0 0 51 2901">
          <text:p text:style-name="P1"><text:tab/><text:tab/>TAK</text:p>
        </draw:connector>
        <draw:custom-shape draw:style-name="gr4" draw:text-style-name="P5" xml:id="id3" draw:id="id3" draw:layer="layout" svg:width="5.5cm" svg:height="2.5cm" svg:x="7.8cm" svg:y="25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-3.499cm" svg:x1="6.6cm" svg:y1="12.2cm" svg:x2="7.8cm" svg:y2="27.15cm" draw:start-shape="id1" draw:start-glue-point="5" draw:end-shape="id3" draw:end-glue-point="6" svg:d="M6600 12200h-4000v14950h5200" svg:viewBox="0 0 5201 14951">
          <text:p text:style-name="P1">NIE</text:p>
        </draw:connector>
        <draw:connector draw:style-name="gr5" draw:text-style-name="P4" draw:layer="layout" svg:x1="10.251cm" svg:y1="3.5cm" svg:x2="10.25cm" svg:y2="5cm" draw:start-shape="id4" draw:start-glue-point="8" svg:d="M10251 3500v1001h-1v499" svg:viewBox="0 0 2 1501">
          <text:p/>
        </draw:connector>
        <draw:custom-shape draw:style-name="gr6" draw:text-style-name="P6" xml:id="id5" draw:id="id5" draw:layer="layout" svg:width="6cm" svg:height="2cm" svg:x="7.3cm" svg:y="5cm">
          <text:p text:style-name="P1">pobierz 'a'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7" xml:id="id6" draw:id="id6" draw:layer="layout" svg:width="6cm" svg:height="2cm" svg:x="7.3cm" svg:y="8cm">
          <text:p text:style-name="P1">b = 0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3cm" svg:y1="7cm" svg:x2="10.3cm" svg:y2="8cm" draw:start-shape="id5" draw:start-glue-point="8" draw:end-shape="id6" draw:end-glue-point="0" svg:d="M10300 7000v1000" svg:viewBox="0 0 1 1001">
          <text:p/>
        </draw:connector>
        <draw:connector draw:style-name="gr5" draw:text-style-name="P4" draw:layer="layout" draw:type="line" svg:x1="10.3cm" svg:y1="10cm" svg:x2="10.35cm" svg:y2="10.7cm" draw:start-shape="id6" draw:start-glue-point="2" draw:end-shape="id1" draw:end-glue-point="4" svg:d="M10300 10000l50 700" svg:viewBox="0 0 51 701">
          <text:p/>
        </draw:connector>
        <draw:custom-shape draw:style-name="gr8" draw:text-style-name="P6" xml:id="id2" draw:id="id2" draw:layer="layout" svg:width="6.6cm" svg:height="2cm" svg:x="7.1cm" svg:y="16.6cm">
          <text:p text:style-name="P1">wyświetl b *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7" xml:id="id7" draw:id="id7" draw:layer="layout" svg:width="6cm" svg:height="2cm" svg:x="7.4cm" svg:y="20.5cm">
          <text:p text:style-name="P1">b = b + 1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4cm" svg:y1="18.6cm" svg:x2="10.4cm" svg:y2="20.5cm" draw:start-shape="id2" draw:start-glue-point="8" draw:end-shape="id7" svg:d="M10400 18600v1900" svg:viewBox="0 0 1 1901">
          <text:p/>
        </draw:connector>
        <draw:connector draw:style-name="gr5" draw:text-style-name="P4" draw:layer="layout" draw:line-skew="1.398cm" svg:x1="13.4cm" svg:y1="21.5cm" svg:x2="14.1cm" svg:y2="12.2cm" draw:start-shape="id7" draw:start-glue-point="1" draw:end-shape="id1" draw:end-glue-point="7" svg:d="M13400 21500h2600v-9300h-1900" svg:viewBox="0 0 2601 9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8M2S</meta:editing-duration>
    <meta:editing-cycles>5</meta:editing-cycles>
    <meta:generator>LibreOffice/5.4.2.2$Windows_x86 LibreOffice_project/22b09f6418e8c2d508a9eaf86b2399209b0990f4</meta:generator>
    <dc:date>2018-12-18T18:10:05.580000000</dc:date>
    <meta:document-statistic meta:object-count="14"/>
  </office:meta>
</office:document-meta>
</file>